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inherit" svg:font-family="inheri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79b46" officeooo:paragraph-rsid="00179b46"/>
    </style:style>
    <style:style style:name="P2" style:family="paragraph" style:parent-style-name="Standard">
      <style:text-properties officeooo:rsid="001a3889" officeooo:paragraph-rsid="001a3889"/>
    </style:style>
    <style:style style:name="P3" style:family="paragraph" style:parent-style-name="Standard">
      <style:text-properties officeooo:rsid="001a3889" officeooo:paragraph-rsid="001ba5c5"/>
    </style:style>
    <style:style style:name="P4" style:family="paragraph" style:parent-style-name="Standard">
      <style:text-properties officeooo:paragraph-rsid="001c09ad"/>
    </style:style>
    <style:style style:name="P5" style:family="paragraph" style:parent-style-name="Standard">
      <style:text-properties officeooo:paragraph-rsid="001e2b5c"/>
    </style:style>
    <style:style style:name="P6" style:family="paragraph" style:parent-style-name="Standard">
      <style:text-properties fo:font-variant="normal" fo:text-transform="none" fo:color="#1c1e21" fo:letter-spacing="normal" officeooo:rsid="00179b46" officeooo:paragraph-rsid="00179b46"/>
    </style:style>
    <style:style style:name="P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c1e21" style:font-name="inherit" fo:font-size="10.5pt" fo:letter-spacing="normal" fo:font-style="normal" fo:font-weight="normal"/>
    </style:style>
    <style:style style:name="P8" style:family="paragraph" style:parent-style-name="Standard">
      <style:text-properties officeooo:rsid="00179b46" officeooo:paragraph-rsid="00179b46"/>
    </style:style>
    <style:style style:name="P9" style:family="paragraph" style:parent-style-name="Standard">
      <style:text-properties officeooo:rsid="002325ec" officeooo:paragraph-rsid="002325ec"/>
    </style:style>
    <style:style style:name="T1" style:family="text">
      <style:text-properties officeooo:rsid="00179b46"/>
    </style:style>
    <style:style style:name="T2" style:family="text">
      <style:text-properties officeooo:rsid="001ba234"/>
    </style:style>
    <style:style style:name="T3" style:family="text">
      <style:text-properties style:text-position="super 58%" officeooo:rsid="001ba234"/>
    </style:style>
    <style:style style:name="T4" style:family="text">
      <style:text-properties fo:font-weight="bold" style:font-weight-asian="bold" style:font-weight-complex="bold"/>
    </style:style>
    <style:style style:name="T5" style:family="text">
      <style:text-properties fo:font-weight="bold" officeooo:rsid="00179b46" style:font-weight-asian="bold" style:font-weight-complex="bold"/>
    </style:style>
    <style:style style:name="T6" style:family="text">
      <style:text-properties fo:font-weight="bold" officeooo:rsid="001ba234" style:font-weight-asian="bold" style:font-weight-complex="bold"/>
    </style:style>
    <style:style style:name="T7" style:family="text">
      <style:text-properties fo:font-weight="bold" officeooo:rsid="00240b67" style:font-weight-asian="bold" style:font-weight-complex="bold"/>
    </style:style>
    <style:style style:name="T8" style:family="text">
      <style:text-properties fo:font-weight="bold" officeooo:rsid="0024dbe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179b46"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1ba234" style:font-style-asian="italic" style:font-weight-asian="bold" style:font-style-complex="italic" style:font-weight-complex="bold"/>
    </style:style>
    <style:style style:name="T13" style:family="text">
      <style:text-properties fo:font-style="italic" fo:font-weight="normal" officeooo:rsid="00240b67" style:font-style-asian="italic" style:font-weight-asian="normal" style:font-style-complex="italic" style:font-weight-complex="normal"/>
    </style:style>
    <style:style style:name="T14" style:family="text">
      <style:text-properties fo:font-style="italic" fo:font-weight="normal" officeooo:rsid="0024dbed" style:font-style-asian="italic" style:font-weight-asian="normal" style:font-style-complex="italic" style:font-weight-complex="normal"/>
    </style:style>
    <style:style style:name="T15" style:family="text">
      <style:text-properties officeooo:rsid="001c1a67"/>
    </style:style>
    <style:style style:name="T16" style:family="text">
      <style:text-properties fo:font-style="normal" fo:font-weight="bold" officeooo:rsid="00179b46" style:font-style-asian="normal" style:font-weight-asian="bold" style:font-style-complex="normal" style:font-weight-complex="bold"/>
    </style:style>
    <style:style style:name="T17" style:family="text">
      <style:text-properties style:font-name="inherit" fo:font-size="10.5pt" fo:font-style="normal" fo:font-weight="normal"/>
    </style:style>
    <style:style style:name="T18" style:family="text">
      <style:text-properties officeooo:rsid="00240b67"/>
    </style:style>
    <style:style style:name="T19" style:family="text">
      <style:text-properties fo:font-weight="normal" officeooo:rsid="00240b67" style:font-weight-asian="normal" style:font-weight-complex="normal"/>
    </style:style>
    <style:style style:name="T20" style:family="text">
      <style:text-properties fo:font-weight="normal" officeooo:rsid="0024dbed"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I am very proud to announce that we will be collecting for </text:span><text:span text:style-name="T16">SAFE Animal Shelter</text:span><text:span text:style-name="T1"> in Middleburg this year!! <text:s/>There will be a donation box out front for cash and checks. <text:s/>We will also accept pet food, blankets, and pet toys. <text:s/>You can also go directly to </text:span><text:span text:style-name="T5">SAFE Animal Shelter’s</text:span><text:span text:style-name="T1"> website h</text:span><text:a xlink:type="simple" xlink:href="https://safeanimalshelter.com/" text:style-name="Internet_20_link" text:visited-style-name="Visited_20_Internet_20_Link"><text:span text:style-name="T1">ttps://safeanimalshelter.com</text:span></text:a><text:span text:style-name="T1"> or Facebook page </text:span><text:a xlink:type="simple" xlink:href="https://facebook.com/safeanimalshelter" text:style-name="Internet_20_link" text:visited-style-name="Visited_20_Internet_20_Link"><text:span text:style-name="T1">https://facebook.com/safeanimalshelter</text:span></text:a><text:span text:style-name="T1"> and donate there (but mention </text:span><text:span text:style-name="T10">WizLights </text:span><text:span text:style-name="T1">so we can get some Karma). <text:s/>Lets give all of our unfortunate furry friends at the shelter a Happy Holiday as well!! <text:s/>Perhaps even visit </text:span><text:span text:style-name="T5">SAFE</text:span><text:span text:style-name="T1"> and adopt a fluffy furbaby of your own to join your family and share your holiday joy.</text:span></text:p>
      <text:p text:style-name="P2"><text:span text:style-name="T9">Doctor Wizard’s Giant Musical Holiday Light Show</text:span> remains a totally free show open to everyone and no donation is required.</text:p>
      <text:p text:style-name="P4"/>
      <text:p text:style-name="P3"/>
      <text:p text:style-name="P3"/>
      <text:p text:style-name="P3"><text:span text:style-name="T11">Doctor Wizard’s Giant Musical Holiday Light Show</text:span> <text:span text:style-name="T2">in Orange Park</text:span> is <text:span text:style-name="T15">very</text:span> proud to announce that we will be accepting donations for <text:span text:style-name="T4">SAFE Animal Shelter</text:span> at this years <text:span text:style-name="T15">s</text:span>how. <text:s/>We will have a donation box for cash and checks and we will also accept pet food, blankets, pet toys and other supplies.<text:line-break/><text:span text:style-name="T2">This is a totally </text:span><text:span text:style-name="T12">free</text:span><text:span text:style-name="T2"> show and is open to the public (donation not required) and </text:span><text:span text:style-name="T6">we welcome visitors of </text:span><text:span text:style-name="T12">all</text:span><text:span text:style-name="T6"> faiths and beliefs</text:span><text:span text:style-name="T2">. <text:s/>We feature over 20,000 LEDs, Projectors, Lasers, Disco Balls and other special effects all synchronized to Holiday music. <text:s/>The show runs from 6:00 to 10:00 PM starting November 30</text:span><text:span text:style-name="T3">th</text:span><text:span text:style-name="T2"> and goes thru January 6</text:span><text:span text:style-name="T3">th</text:span><text:span text:style-name="T2">. <text:s/>The address is 1252 Tumbleweed Dr., Orange Park. <text:s/>See our website </text:span><text:a xlink:type="simple" xlink:href="http://wizlights.com/" text:style-name="Internet_20_link" text:visited-style-name="Visited_20_Internet_20_Link"><text:span text:style-name="T2">http://wizlights.com</text:span></text:a><text:span text:style-name="T2"> or our Facebook page </text:span><text:a xlink:type="simple" xlink:href="https://facebook.com/wizlights" text:style-name="Internet_20_link" text:visited-style-name="Visited_20_Internet_20_Link"><text:span text:style-name="T2">https://facebook.com/wizlights</text:span></text:a><text:span text:style-name="T2"> for more details, a map, and a video of last year’s show. <text:s/>Lets give all of our furry friends at SAFE a Happy Holiday as well!!</text:span></text:p>
      <text:p text:style-name="P1"/>
      <text:p text:style-name="P1"/>
      <text:p text:style-name="P6">𝑫𝒐𝒄𝒕𝒐𝒓 𝑾𝒊𝒛𝒂𝒓𝒅’𝒔 𝑮𝒊𝒂𝒏𝒕 𝑴𝒖𝒔𝒊𝒄𝒂𝒍 𝑯𝒐𝒍𝒊𝒅𝒂𝒚 𝑳𝒊𝒈𝒉𝒕 𝑺𝒉𝒐𝒘 <text:span text:style-name="T17">in Orange Park is very proud to announce that we will be accepting donations for 𝐒𝐀𝐅𝐄 𝐀𝐧𝐢𝐦𝐚𝐥 𝐒𝐡𝐞𝐥𝐭𝐞𝐫 at this years show. We will have a donation box for cash and checks and we will also accept pet food, blankets, pet toys and other supplies.</text:span></text:p>
      <text:p text:style-name="P7">This is a totally 𝙛𝙧𝙚𝙚 show and is open to the public (donation not required) and 𝘄𝗲 𝘄𝗲𝗹𝗰𝗼𝗺𝗲 𝘃𝗶𝘀𝗶𝘁𝗼𝗿𝘀 𝗼𝗳 𝙖𝙡𝙡 𝗳𝗮𝗶𝘁𝗵𝘀 𝗮𝗻𝗱 𝗯𝗲𝗹𝗶𝗲𝗳𝘀. We feature over 20,000 LEDs, Projectors, Lasers, Disco Balls and other special effects all synchronized to Holiday music. The show runs from 6:00 to 10:00 PM starting November 30th and goes thru January 6th. The address is 1252 𝘛𝘶𝘮𝘣𝘭𝘦𝘸𝘦𝘦𝘥 𝘋𝘳., 𝘖𝘳𝘢𝘯𝘨𝘦 𝘗𝘢𝘳𝘬. See our Facebook page https://facebook.com/wizlights or our website http://wizlights.com or for more details, a map, and a video of last year’s show. Lets give all of our furry friends at 𝐒𝐀𝐅𝐄 a Happy Holiday as well!!</text:p>
      <text:p text:style-name="P1"/>
      <text:p text:style-name="P1"/>
      <text:p text:style-name="P9">It would be impossible to pay homage to all the world’s many religions, and to all the many holidays (religious and secular) that occur this time of year, but I’m doing what I reasonably can. <text:s/>But in keeping with the idea that the show is for people of all faiths and beliefs, I am building a <text:span text:style-name="T4">Flying Spaghetti Monster</text:span> for all you <text:span text:style-name="T4">Pastafarians</text:span> out there! <text:s/>Now I’m trying to figure out how to build a giant light-up tobacco pipe for the <text:span text:style-name="T4">Slackers</text:span> and <text:span text:style-name="T4">Sub-Geniuses</text:span> who follow <text:span text:style-name="T4">Bob Dobbs</text:span>. <text:s/><text:span text:style-name="T18">I already have </text:span><text:span text:style-name="T7">Festivus</text:span><text:span text:style-name="T13"> </text:span><text:span text:style-name="T14">(for the rest of us!)</text:span><text:span text:style-name="T18"> pole in the show.</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inherit" svg:font-family="inheri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24T19:29:16.528000000</meta:creation-date>
    <dc:date>2019-11-16T13:10:29.583000000</dc:date>
    <meta:editing-duration>PT2H37M49S</meta:editing-duration>
    <meta:editing-cycles>4</meta:editing-cycles>
    <meta:generator>LibreOffice/6.3.0.4$Windows_X86_64 LibreOffice_project/057fc023c990d676a43019934386b85b21a9ee99</meta:generator>
    <meta:document-statistic meta:table-count="0" meta:image-count="0" meta:object-count="0" meta:page-count="1" meta:paragraph-count="6" meta:word-count="533" meta:character-count="3094" meta:non-whitespace-character-count="2553"/>
  </office:meta>
</office:document-meta>
</file>